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ce1" office:value-type="string" calcext:value-type="string">
            <text:p>PROBLEMA 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erros ao salvar planilhas eletrônicas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 de registro de caixa por meio de um software</text:p>
          </table:table-cell>
        </table:table-row>
        <table:table-row table:style-name="ro1">
          <table:table-cell/>
          <table:table-cell table:style-name="ce1" office:value-type="string" calcext:value-type="string">
            <text:p>PROBLEMA 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o processo de análise de registros de venda é complexo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 da empresa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s de visualização dos registros de venda mensa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8:04:57.364259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40:05.906270009</meta:creation-date>
    <dc:date>2018-11-12T18:05:38.482462998</dc:date>
    <meta:editing-duration>PT5M25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